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onSupplier.SingletonSupplier( @ Nullable T instance , Supplier &lt; ? extends T &gt; default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Supplier.ofNullable( @ Nullable Supplier &lt; T &gt; 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Supplier.of( 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Supplier.g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ngletonSupplier.SingletonSupplier( @ Nullable Supplier &lt; ? extends T &gt; instanceSupplier , Supplier &lt; ? extends T &gt; default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Supplier.SingletonSupplier( Supplier &lt; ? extends T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onSupplier.SingletonSupplier( T singleton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Supplier.ofNullable( @ Nullable T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Supplier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Supplier.of( Supplier &lt; T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